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lide_20_de_20_título-subtitle" style:list-style-name="L3">
      <style:graphic-properties draw:stroke="none" svg:stroke-width="0cm" draw:fill="solid" draw:fill-color="#042c56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042c56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color="#000000" loext:opacity="100%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Subtítulo 2" presentation:style-name="pr1" draw:text-style-name="P2" draw:layer="layout" svg:width="25.399cm" svg:height="19.049cm" svg:x="0cm" svg:y="0cm" presentation:class="subtitle" presentation:user-transformed="true">
          <draw:text-box>
            <text:p text:style-name="P1"><text:span text:style-name="T1"><text:s text:c="3"/></text:span><text:span text:style-name="T2">acima de todo nome Tu és o senhor Jesus </text:span></text:p>
            <text:p text:style-name="P1"><text:span text:style-name="T2">TODO JOELHO SE DOBRARÁ E TODA LIGUA CONFESSARÁ JESUS CRISTO É O SENHOR</text:span></text:p>
            <text:p text:style-name="P1"><text:span text:style-name="T2">Da minha casa Jesus é o senhor</text:span></text:p>
            <text:p text:style-name="P1"><text:span text:style-name="T2">Da minha família Jesus é o senhor</text:span></text:p>
            <text:p text:style-name="P1"><text:span text:style-name="T2">Dos meus projetos Jesus é o senhor</text:span></text:p>
            <text:p text:style-name="P1"><text:span text:style-name="T2">De toda minha vida Jesus é o senhor</text:span></text:p>
            <text:p text:style-name="P1"><text:span text:style-name="T2"/></text:p>
            <text:p text:style-name="P1"><text:span text:style-name="T2">Do meu passado Jesus é o senhor</text:span></text:p>
            <text:p text:style-name="P1"><text:span text:style-name="T2">Do meu presente Jesus é o senhor</text:span></text:p>
            <text:p text:style-name="P1"><text:span text:style-name="T2">Do meu futuro Jesus é o senhor</text:span></text:p>
            <text:p text:style-name="P1"><text:span text:style-name="T2">Da minha historia Jesus é o senhor</text:span></text:p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<text:s text:c="2"/></text:span><text:span text:style-name="T3">Em <text:s text:c="2"/>Am <text:s text:c="6"/>Em <text:s text:c="8"/>Am <text:s text:c="7"/>Em C D <text:s text:c="2"/>Em <text:s text:c="9"/></text:span></text:p>
              <text:p text:style-name="P3"><text:span text:style-name="T3"><text:s/></text:span><text:span text:style-name="T3">acima de todo nome Tu és o senhor <text:s text:c="5"/>Jesus(3x)</text:span></text:p>
              <text:p text:style-name="P3"><text:span text:style-name="T3">D <text:s text:c="12"/>G <text:s text:c="22"/>D <text:s text:c="14"/>G <text:s text:c="22"/>Bm <text:s text:c="7"/></text:span></text:p>
              <text:p text:style-name="P3"><text:span text:style-name="T3"><text:s text:c="2"/></text:span><text:span text:style-name="T3">TODO JOELHO SE DOBRARÁ E TODA LIGUA CONFESSARÁ </text:span></text:p>
              <text:p text:style-name="P3"><text:span text:style-name="T3"><text:s text:c="2"/></text:span><text:span text:style-name="T3">C <text:s text:c="8"/>D <text:s text:c="20"/>Em</text:span></text:p>
              <text:p text:style-name="P3"><text:span text:style-name="T3">JESUS CRISTO É O SENHOR (2x)</text:span></text:p>
              <text:p text:style-name="P3"><text:span text:style-name="T3"><text:s text:c="15"/></text:span><text:span text:style-name="T3">G <text:s text:c="8"/>C <text:s text:c="14"/>D</text:span></text:p>
              <text:p text:style-name="P3"><text:span text:style-name="T3">Da minha casa Jesus é o senhor</text:span></text:p>
              <text:p text:style-name="P3"><text:span text:style-name="T3">Da minha família Jesus é o senhor</text:span></text:p>
              <text:p text:style-name="P3"><text:span text:style-name="T3">Dos meus projetos Jesus é o senhor</text:span></text:p>
              <text:p text:style-name="P3"><text:span text:style-name="T3">De toda minha vida Jesus é o senhor</text:span></text:p>
              <text:p text:style-name="P3"><text:span text:style-name="T3"><text:s text:c="18"/></text:span><text:span text:style-name="T3">G <text:s text:c="8"/>C <text:s text:c="13"/>D</text:span></text:p>
              <text:p text:style-name="P3"><text:span text:style-name="T3">Do meu passado Jesus é o senhor</text:span></text:p>
              <text:p text:style-name="P3"><text:span text:style-name="T3">Do meu presente Jesus é o senhor</text:span></text:p>
              <text:p text:style-name="P3"><text:span text:style-name="T3">Do meu futuro Jesus é o senhor</text:span></text:p>
              <text:p text:style-name="P3"><text:span text:style-name="T3">Da minha historia Jesus é o senhor</text:span></text:p>
              <text:p text:style-name="P3"><text:span text:style-name="T3"/></text:p>
            </draw:text-box>
          </draw:frame>
          <draw:frame draw:name="Espaço Reservado para Número de Slide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MARCELO</meta:initial-creator>
    <meta:editing-cycles>16</meta:editing-cycles>
    <meta:creation-date>2016-06-04T17:36:16</meta:creation-date>
    <dc:date>2023-09-05T22:33:47.651405773</dc:date>
    <meta:editing-duration>PT1H12M14S</meta:editing-duration>
    <meta:generator>LibreOffice/7.3.7.2$Linux_X86_64 LibreOffice_project/30$Build-2</meta:generator>
    <meta:document-statistic meta:object-count="25"/>
    <meta:user-defined meta:name="AppVersion">12.0000</meta:user-defined>
    <meta:user-defined meta:name="Notes" meta:value-type="float">1</meta:user-defined>
    <meta:user-defined meta:name="PresentationFormat">Apresentação na tela (4:3)</meta:user-defined>
    <meta:user-defined meta:name="Slides" meta:value-type="float">1</meta:user-defined>
  </office:meta>
</office:document-meta>
</file>